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FRL</text:p>
          </table:table-cell>
          <table:table-cell table:number-columns-repeated="1019"/>
        </table:table-row>
        <table:table-row table:style-name="ro1">
          <table:table-cell office:value-type="float" office:value="3.575757576" calcext:value-type="float">
            <text:p>3.575757576</text:p>
          </table:table-cell>
          <table:table-cell office:value-type="float" office:value="3.65432" calcext:value-type="float">
            <text:p>3.65432</text:p>
          </table:table-cell>
          <table:table-cell office:value-type="float" office:value="1.33333333333333" calcext:value-type="float">
            <text:p>1.3333333333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4.034848485" calcext:value-type="float">
            <text:p>4.034848485</text:p>
          </table:table-cell>
          <table:table-cell office:value-type="float" office:value="4.1875" calcext:value-type="float">
            <text:p>4.1875</text:p>
          </table:table-cell>
          <table:table-cell office:value-type="float" office:value="1.25" calcext:value-type="float">
            <text:p>1.2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4.033238636" calcext:value-type="float">
            <text:p>4.033238636</text:p>
          </table:table-cell>
          <table:table-cell office:value-type="float" office:value="3.96969697" calcext:value-type="float">
            <text:p>3.96969697</text:p>
          </table:table-cell>
          <table:table-cell office:value-type="float" office:value="1.35" calcext:value-type="float">
            <text:p>1.3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56969697" calcext:value-type="float">
            <text:p>3.56969697</text:p>
          </table:table-cell>
          <table:table-cell office:value-type="float" office:value="3.757575758" calcext:value-type="float">
            <text:p>3.757575758</text:p>
          </table:table-cell>
          <table:table-cell office:value-type="float" office:value="1.556" calcext:value-type="float">
            <text:p>1.556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829356061" calcext:value-type="float">
            <text:p>3.829356061</text:p>
          </table:table-cell>
          <table:table-cell office:value-type="float" office:value="3.484848485" calcext:value-type="float">
            <text:p>3.484848485</text:p>
          </table:table-cell>
          <table:table-cell office:value-type="float" office:value="1.435" calcext:value-type="float">
            <text:p>1.435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3.76155303" calcext:value-type="float">
            <text:p>3.76155303</text:p>
          </table:table-cell>
          <table:table-cell office:value-type="float" office:value="3.515151515" calcext:value-type="float">
            <text:p>3.515151515</text:p>
          </table:table-cell>
          <table:table-cell office:value-type="float" office:value="1.85" calcext:value-type="float">
            <text:p>1.85</text:p>
          </table:table-cell>
          <table:table-cell office:value-type="float" office:value="3" calcext:value-type="float">
            <text:p>3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776609848" calcext:value-type="float">
            <text:p>3.776609848</text:p>
          </table:table-cell>
          <table:table-cell office:value-type="float" office:value="3.454545455" calcext:value-type="float">
            <text:p>3.454545455</text:p>
          </table:table-cell>
          <table:table-cell office:value-type="float" office:value="2.5" calcext:value-type="float">
            <text:p>2.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195359848" calcext:value-type="float">
            <text:p>3.195359848</text:p>
          </table:table-cell>
          <table:table-cell office:value-type="float" office:value="3.484848485" calcext:value-type="float">
            <text:p>3.484848485</text:p>
          </table:table-cell>
          <table:table-cell office:value-type="float" office:value="1.83333333333333" calcext:value-type="float">
            <text:p>1.8333333333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office:value-type="float" office:value="3.831818182" calcext:value-type="float">
            <text:p>3.831818182</text:p>
          </table:table-cell>
          <table:table-cell office:value-type="float" office:value="3.508" calcext:value-type="float">
            <text:p>3.50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2.929924242" calcext:value-type="float">
            <text:p>2.929924242</text:p>
          </table:table-cell>
          <table:table-cell office:value-type="float" office:value="3.363636364" calcext:value-type="float">
            <text:p>3.363636364</text:p>
          </table:table-cell>
          <table:table-cell office:value-type="float" office:value="3.16666666666667" calcext:value-type="float">
            <text:p>3.1666666667</text:p>
          </table:table-cell>
          <table:table-cell office:value-type="float" office:value="4" calcext:value-type="float">
            <text:p>4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4.461742424" calcext:value-type="float">
            <text:p>4.461742424</text:p>
          </table:table-cell>
          <table:table-cell office:value-type="float" office:value="3.636363636" calcext:value-type="float">
            <text:p>3.636363636</text:p>
          </table:table-cell>
          <table:table-cell office:value-type="float" office:value="1.245" calcext:value-type="float">
            <text:p>1.245</text:p>
          </table:table-cell>
          <table:table-cell table:number-columns-repeated="2"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office:value-type="float" office:value="3.291666667" calcext:value-type="float">
            <text:p>3.291666667</text:p>
          </table:table-cell>
          <table:table-cell office:value-type="float" office:value="2.727272727" calcext:value-type="float">
            <text:p>2.727272727</text:p>
          </table:table-cell>
          <table:table-cell office:value-type="float" office:value="2.5" calcext:value-type="float">
            <text:p>2.5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4.066666667" calcext:value-type="float">
            <text:p>4.066666667</text:p>
          </table:table-cell>
          <table:table-cell office:value-type="float" office:value="3.9854" calcext:value-type="float">
            <text:p>3.9854</text:p>
          </table:table-cell>
          <table:table-cell office:value-type="float" office:value="1.224" calcext:value-type="float">
            <text:p>1.224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3.270454545" calcext:value-type="float">
            <text:p>3.270454545</text:p>
          </table:table-cell>
          <table:table-cell office:value-type="float" office:value="3.272727273" calcext:value-type="float">
            <text:p>3.272727273</text:p>
          </table:table-cell>
          <table:table-cell office:value-type="float" office:value="2.16666666666667" calcext:value-type="float">
            <text:p>2.1666666667</text:p>
          </table:table-cell>
          <table:table-cell table:number-columns-repeated="2"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3.520265152" calcext:value-type="float">
            <text:p>3.520265152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2.5" calcext:value-type="float">
            <text:p>2.5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188920455" calcext:value-type="float">
            <text:p>3.188920455</text:p>
          </table:table-cell>
          <table:table-cell office:value-type="float" office:value="3.151515152" calcext:value-type="float">
            <text:p>3.151515152</text:p>
          </table:table-cell>
          <table:table-cell office:value-type="float" office:value="2" calcext:value-type="float">
            <text:p>2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office:value-type="float" office:value="3.894318182" calcext:value-type="float">
            <text:p>3.894318182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" calcext:value-type="float">
            <text:p>4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4.120454545" calcext:value-type="float">
            <text:p>4.120454545</text:p>
          </table:table-cell>
          <table:table-cell office:value-type="float" office:value="3.923" calcext:value-type="float">
            <text:p>3.923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4.075094697" calcext:value-type="float">
            <text:p>4.075094697</text:p>
          </table:table-cell>
          <table:table-cell office:value-type="float" office:value="3.91" calcext:value-type="float">
            <text:p>3.91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974526515" calcext:value-type="float">
            <text:p>3.974526515</text:p>
          </table:table-cell>
          <table:table-cell office:value-type="float" office:value="4" calcext:value-type="float">
            <text:p>4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13967803" calcext:value-type="float">
            <text:p>3.13967803</text:p>
          </table:table-cell>
          <table:table-cell office:value-type="float" office:value="3.575757576" calcext:value-type="float">
            <text:p>3.575757576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4.174147727" calcext:value-type="float">
            <text:p>4.174147727</text:p>
          </table:table-cell>
          <table:table-cell office:value-type="float" office:value="4.05234" calcext:value-type="float">
            <text:p>4.05234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704734848" calcext:value-type="float">
            <text:p>3.704734848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1.83333333333333" calcext:value-type="float">
            <text:p>1.83333333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.220454545" calcext:value-type="float">
            <text:p>4.220454545</text:p>
          </table:table-cell>
          <table:table-cell office:value-type="float" office:value="3.424242424" calcext:value-type="float">
            <text:p>3.42424242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4.021875" calcext:value-type="float">
            <text:p>4.021875</text:p>
          </table:table-cell>
          <table:table-cell office:value-type="float" office:value="3.94" calcext:value-type="float">
            <text:p>3.94</text:p>
          </table:table-cell>
          <table:table-cell office:value-type="float" office:value="1.336" calcext:value-type="float">
            <text:p>1.336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4.040530303" calcext:value-type="float">
            <text:p>4.04053030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986458333" calcext:value-type="float">
            <text:p>3.986458333</text:p>
          </table:table-cell>
          <table:table-cell office:value-type="float" office:value="3.454545455" calcext:value-type="float">
            <text:p>3.454545455</text:p>
          </table:table-cell>
          <table:table-cell office:value-type="float" office:value="2" calcext:value-type="float">
            <text:p>2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3.118465909" calcext:value-type="float">
            <text:p>3.118465909</text:p>
          </table:table-cell>
          <table:table-cell office:value-type="float" office:value="3.303030303" calcext:value-type="float">
            <text:p>3.303030303</text:p>
          </table:table-cell>
          <table:table-cell office:value-type="float" office:value="2" calcext:value-type="float">
            <text:p>2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2.66666666666667" calcext:value-type="float">
            <text:p>2.6666666667</text:p>
          </table:table-cell>
          <table:table-cell table:number-columns-repeated="1019"/>
        </table:table-row>
        <table:table-row table:style-name="ro1">
          <table:table-cell office:value-type="float" office:value="3.815151515" calcext:value-type="float">
            <text:p>3.815151515</text:p>
          </table:table-cell>
          <table:table-cell office:value-type="float" office:value="3.333333333" calcext:value-type="float">
            <text:p>3.333333333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4.5" calcext:value-type="float">
            <text:p>4.5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2.946590909" calcext:value-type="float">
            <text:p>2.946590909</text:p>
          </table:table-cell>
          <table:table-cell office:value-type="float" office:value="3.212121212" calcext:value-type="float">
            <text:p>3.212121212</text:p>
          </table:table-cell>
          <table:table-cell office:value-type="float" office:value="2.5" calcext:value-type="float">
            <text:p>2.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4.528409091" calcext:value-type="float">
            <text:p>4.528409091</text:p>
          </table:table-cell>
          <table:table-cell office:value-type="float" office:value="3.151515152" calcext:value-type="float">
            <text:p>3.151515152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3.181818182" calcext:value-type="float">
            <text:p>3.181818182</text:p>
          </table:table-cell>
          <table:table-cell office:value-type="float" office:value="2.5" calcext:value-type="float">
            <text:p>2.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4.048958333" calcext:value-type="float">
            <text:p>4.048958333</text:p>
          </table:table-cell>
          <table:table-cell office:value-type="float" office:value="3.8432" calcext:value-type="float">
            <text:p>3.8432</text:p>
          </table:table-cell>
          <table:table-cell office:value-type="float" office:value="1.543" calcext:value-type="float">
            <text:p>1.543</text:p>
          </table:table-cell>
          <table:table-cell office:value-type="float" office:value="3.5" calcext:value-type="float">
            <text:p>3.5</text:p>
          </table:table-cell>
          <table:table-cell office:value-type="float" office:value="2.66666666666667" calcext:value-type="float">
            <text:p>2.6666666667</text:p>
          </table:table-cell>
          <table:table-cell table:number-columns-repeated="1019"/>
        </table:table-row>
        <table:table-row table:style-name="ro1">
          <table:table-cell office:value-type="float" office:value="3.455871212" calcext:value-type="float">
            <text:p>3.455871212</text:p>
          </table:table-cell>
          <table:table-cell office:value-type="float" office:value="2.96969697" calcext:value-type="float">
            <text:p>2.96969697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3.16666666666667" calcext:value-type="float">
            <text:p>3.1666666667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3.436931818" calcext:value-type="float">
            <text:p>3.436931818</text:p>
          </table:table-cell>
          <table:table-cell office:value-type="float" office:value="2.909090909" calcext:value-type="float">
            <text:p>2.909090909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110416667" calcext:value-type="float">
            <text:p>3.110416667</text:p>
          </table:table-cell>
          <table:table-cell office:value-type="float" office:value="3.181818182" calcext:value-type="float">
            <text:p>3.181818182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3.739393939" calcext:value-type="float">
            <text:p>3.739393939</text:p>
          </table:table-cell>
          <table:table-cell office:value-type="float" office:value="3.242424242" calcext:value-type="float">
            <text:p>3.242424242</text:p>
          </table:table-cell>
          <table:table-cell office:value-type="float" office:value="2.5" calcext:value-type="float">
            <text:p>2.5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3.994412879" calcext:value-type="float">
            <text:p>3.994412879</text:p>
          </table:table-cell>
          <table:table-cell office:value-type="float" office:value="3.212121212" calcext:value-type="float">
            <text:p>3.212121212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4.10842803" calcext:value-type="float">
            <text:p>4.10842803</text:p>
          </table:table-cell>
          <table:table-cell office:value-type="float" office:value="4.045" calcext:value-type="float">
            <text:p>4.0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982102273" calcext:value-type="float">
            <text:p>3.982102273</text:p>
          </table:table-cell>
          <table:table-cell office:value-type="float" office:value="3.6543" calcext:value-type="float">
            <text:p>3.6543</text:p>
          </table:table-cell>
          <table:table-cell office:value-type="float" office:value="1.75" calcext:value-type="float">
            <text:p>1.75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412405303" calcext:value-type="float">
            <text:p>3.412405303</text:p>
          </table:table-cell>
          <table:table-cell office:value-type="float" office:value="3.090909091" calcext:value-type="float">
            <text:p>3.090909091</text:p>
          </table:table-cell>
          <table:table-cell office:value-type="float" office:value="1.85" calcext:value-type="float">
            <text:p>1.8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3.933996212" calcext:value-type="float">
            <text:p>3.933996212</text:p>
          </table:table-cell>
          <table:table-cell office:value-type="float" office:value="3.090909091" calcext:value-type="float">
            <text:p>3.090909091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3.5" calcext:value-type="float">
            <text:p>3.5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543087121" calcext:value-type="float">
            <text:p>3.543087121</text:p>
          </table:table-cell>
          <table:table-cell office:value-type="float" office:value="3.181818182" calcext:value-type="float">
            <text:p>3.181818182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3" calcext:value-type="float">
            <text:p>3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4.014109848" calcext:value-type="float">
            <text:p>4.014109848</text:p>
          </table:table-cell>
          <table:table-cell office:value-type="float" office:value="3.151515152" calcext:value-type="float">
            <text:p>3.151515152</text:p>
          </table:table-cell>
          <table:table-cell office:value-type="float" office:value="1.556" calcext:value-type="float">
            <text:p>1.556</text:p>
          </table:table-cell>
          <table:table-cell office:value-type="float" office:value="4" calcext:value-type="float">
            <text:p>4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1019"/>
        </table:table-row>
        <table:table-row table:style-name="ro1">
          <table:table-cell office:value-type="float" office:value="3.664299242" calcext:value-type="float">
            <text:p>3.664299242</text:p>
          </table:table-cell>
          <table:table-cell office:value-type="float" office:value="3.181818182" calcext:value-type="float">
            <text:p>3.181818182</text:p>
          </table:table-cell>
          <table:table-cell office:value-type="float" office:value="1.83333333333333" calcext:value-type="float">
            <text:p>1.8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Column 5</text:p>
          </table:table-cell>
          <table:table-cell table:number-columns-repeated="1012"/>
        </table:table-row>
        <table:table-row table:style-name="ro1">
          <table:table-cell office:value-type="float" office:value="4.145643939" calcext:value-type="float">
            <text:p>4.145643939</text:p>
          </table:table-cell>
          <table:table-cell office:value-type="float" office:value="4.245" calcext:value-type="float">
            <text:p>4.245</text:p>
          </table:table-cell>
          <table:table-cell office:value-type="float" office:value="1.554" calcext:value-type="float">
            <text:p>1.554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2.83333333333333" calcext:value-type="float">
            <text:p>2.83333333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Sheet1.$A$1:.$A$62]; [$Sheet1.$A$1:.$A$6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.861268939" calcext:value-type="float">
            <text:p>3.861268939</text:p>
          </table:table-cell>
          <table:table-cell office:value-type="float" office:value="2.939393939" calcext:value-type="float">
            <text:p>2.939393939</text:p>
          </table:table-cell>
          <table:table-cell office:value-type="float" office:value="1.83333333333333" calcext:value-type="float">
            <text:p>1.8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Column 2</text:p>
          </table:table-cell>
          <table:table-cell table:formula="of:=CORREL([$Sheet1.$A$1:.$A$62]; [$Sheet1.$B$1:.$B$62])" office:value-type="float" office:value="0.585760567235825" calcext:value-type="float">
            <text:p>0.5857605672</text:p>
          </table:table-cell>
          <table:table-cell table:formula="of:=CORREL([$Sheet1.$B$1:.$B$62]; [$Sheet1.$B$1:.$B$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.497253788" calcext:value-type="float">
            <text:p>3.497253788</text:p>
          </table:table-cell>
          <table:table-cell office:value-type="float" office:value="2.939393939" calcext:value-type="float">
            <text:p>2.9393939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16666666666667" calcext:value-type="float">
            <text:p>2.1666666667</text:p>
          </table:table-cell>
          <table:table-cell/>
          <table:table-cell office:value-type="string" calcext:value-type="string">
            <text:p>Column 3</text:p>
          </table:table-cell>
          <table:table-cell table:formula="of:=CORREL([$Sheet1.$A$1:.$A$62]; [$Sheet1.$C$1:.$C$62])" office:value-type="float" office:value="-0.496502383819948" calcext:value-type="float">
            <text:p>-0.4965023838</text:p>
          </table:table-cell>
          <table:table-cell table:formula="of:=CORREL([$Sheet1.$B$1:.$B$62]; [$Sheet1.$C$1:.$C$62])" office:value-type="float" office:value="-0.431804264813601" calcext:value-type="float">
            <text:p>-0.4318042648</text:p>
          </table:table-cell>
          <table:table-cell table:formula="of:=CORREL([$Sheet1.$C$1:.$C$62]; [$Sheet1.$C$1:.$C$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.832859848" calcext:value-type="float">
            <text:p>3.832859848</text:p>
          </table:table-cell>
          <table:table-cell office:value-type="float" office:value="3.515151515" calcext:value-type="float">
            <text:p>3.51515151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.33333333333333" calcext:value-type="float">
            <text:p>3.3333333333</text:p>
          </table:table-cell>
          <table:table-cell/>
          <table:table-cell office:value-type="string" calcext:value-type="string">
            <text:p>Column 4</text:p>
          </table:table-cell>
          <table:table-cell table:formula="of:=CORREL([$Sheet1.$A$1:.$A$62]; [$Sheet1.$D$1:.$D$62])" office:value-type="float" office:value="0.107966157893851" calcext:value-type="float">
            <text:p>0.1079661579</text:p>
          </table:table-cell>
          <table:table-cell table:formula="of:=CORREL([$Sheet1.$B$1:.$B$62]; [$Sheet1.$D$1:.$D$62])" office:value-type="float" office:value="0.0888167325881434" calcext:value-type="float">
            <text:p>0.0888167326</text:p>
          </table:table-cell>
          <table:table-cell table:formula="of:=CORREL([$Sheet1.$C$1:.$C$62]; [$Sheet1.$D$1:.$D$62])" office:value-type="float" office:value="-0.0834010876103406" calcext:value-type="float">
            <text:p>-0.0834010876</text:p>
          </table:table-cell>
          <table:table-cell table:formula="of:=CORREL([$Sheet1.$D$1:.$D$62]; [$Sheet1.$D$1:.$D$62]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.554924242" calcext:value-type="float">
            <text:p>2.554924242</text:p>
          </table:table-cell>
          <table:table-cell office:value-type="float" office:value="2.757575758" calcext:value-type="float">
            <text:p>2.757575758</text:p>
          </table:table-cell>
          <table:table-cell office:value-type="float" office:value="3.555" calcext:value-type="float">
            <text:p>3.55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66666666666667" calcext:value-type="float">
            <text:p>3.6666666667</text:p>
          </table:table-cell>
          <table:table-cell/>
          <table:table-cell office:value-type="string" calcext:value-type="string">
            <text:p>Column 5</text:p>
          </table:table-cell>
          <table:table-cell table:formula="of:=CORREL([$Sheet1.$A$1:.$A$62]; [$Sheet1.$E$1:.$E$62])" office:value-type="float" office:value="-0.0741466782526302" calcext:value-type="float">
            <text:p>-0.0741466783</text:p>
          </table:table-cell>
          <table:table-cell table:formula="of:=CORREL([$Sheet1.$B$1:.$B$62]; [$Sheet1.$E$1:.$E$62])" office:value-type="float" office:value="-0.0610825147598911" calcext:value-type="float">
            <text:p>-0.0610825148</text:p>
          </table:table-cell>
          <table:table-cell table:formula="of:=CORREL([$Sheet1.$C$1:.$C$62]; [$Sheet1.$E$1:.$E$62])" office:value-type="float" office:value="0.222603980401335" calcext:value-type="float">
            <text:p>0.2226039804</text:p>
          </table:table-cell>
          <table:table-cell table:formula="of:=CORREL([$Sheet1.$D$1:.$D$62]; [$Sheet1.$E$1:.$E$62])" office:value-type="float" office:value="0.45779546392107" calcext:value-type="float">
            <text:p>0.4577954639</text:p>
          </table:table-cell>
          <table:table-cell table:formula="of:=CORREL([$Sheet1.$E$1:.$E$62]; [$Sheet1.$E$1:.$E$62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.470833333" calcext:value-type="float">
            <text:p>4.470833333</text:p>
          </table:table-cell>
          <table:table-cell office:value-type="float" office:value="3.88845" calcext:value-type="float">
            <text:p>3.88845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office:value-type="float" office:value="3.404829545" calcext:value-type="float">
            <text:p>3.404829545</text:p>
          </table:table-cell>
          <table:table-cell office:value-type="float" office:value="3.001" calcext:value-type="float">
            <text:p>3.001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66666666666667" calcext:value-type="float">
            <text:p>3.6666666667</text:p>
          </table:table-cell>
          <table:table-cell table:number-columns-repeated="1019"/>
        </table:table-row>
        <table:table-row table:style-name="ro1">
          <table:table-cell office:value-type="float" office:value="4.121685606" calcext:value-type="float">
            <text:p>4.121685606</text:p>
          </table:table-cell>
          <table:table-cell office:value-type="float" office:value="4.20785" calcext:value-type="float">
            <text:p>4.2078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>
          <table:table-cell office:value-type="float" office:value="3.470454545" calcext:value-type="float">
            <text:p>3.470454545</text:p>
          </table:table-cell>
          <table:table-cell office:value-type="float" office:value="3.212121212" calcext:value-type="float">
            <text:p>3.212121212</text:p>
          </table:table-cell>
          <table:table-cell office:value-type="float" office:value="2.5" calcext:value-type="float">
            <text:p>2.5</text:p>
          </table:table-cell>
          <table:table-cell office:value-type="float" office:value="3.16666666666667" calcext:value-type="float">
            <text:p>3.1666666667</text:p>
          </table:table-cell>
          <table:table-cell office:value-type="float" office:value="3.83333333333333" calcext:value-type="float">
            <text:p>3.8333333333</text:p>
          </table:table-cell>
          <table:table-cell table:number-columns-repeated="1019"/>
        </table:table-row>
        <table:table-row table:style-name="ro1">
          <table:table-cell office:value-type="float" office:value="3.533143939" calcext:value-type="float">
            <text:p>3.533143939</text:p>
          </table:table-cell>
          <table:table-cell office:value-type="float" office:value="3.151515152" calcext:value-type="float">
            <text:p>3.151515152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175568182" calcext:value-type="float">
            <text:p>3.175568182</text:p>
          </table:table-cell>
          <table:table-cell office:value-type="float" office:value="3.03030303" calcext:value-type="float">
            <text:p>3.030303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745454545" calcext:value-type="float">
            <text:p>3.745454545</text:p>
          </table:table-cell>
          <table:table-cell office:value-type="float" office:value="3.424242424" calcext:value-type="float">
            <text:p>3.424242424</text:p>
          </table:table-cell>
          <table:table-cell office:value-type="float" office:value="2" calcext:value-type="float">
            <text:p>2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636363636" calcext:value-type="float">
            <text:p>3.636363636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3.233333333" calcext:value-type="float">
            <text:p>3.233333333</text:p>
          </table:table-cell>
          <table:table-cell office:value-type="float" office:value="3.090909091" calcext:value-type="float">
            <text:p>3.090909091</text:p>
          </table:table-cell>
          <table:table-cell office:value-type="float" office:value="2.16666666666667" calcext:value-type="float">
            <text:p>2.1666666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.920833333" calcext:value-type="float">
            <text:p>2.920833333</text:p>
          </table:table-cell>
          <table:table-cell office:value-type="float" office:value="2.894" calcext:value-type="float">
            <text:p>2.894</text:p>
          </table:table-cell>
          <table:table-cell office:value-type="float" office:value="3.545" calcext:value-type="float">
            <text:p>3.545</text:p>
          </table:table-cell>
          <table:table-cell office:value-type="float" office:value="2.66666666666667" calcext:value-type="float">
            <text:p>2.6666666667</text:p>
          </table:table-cell>
          <table:table-cell office:value-type="float" office:value="3.16666666666667" calcext:value-type="float">
            <text:p>3.1666666667</text:p>
          </table:table-cell>
          <table:table-cell table:number-columns-repeated="1019"/>
        </table:table-row>
        <table:table-row table:style-name="ro1">
          <table:table-cell office:value-type="float" office:value="3.008333333" calcext:value-type="float">
            <text:p>3.008333333</text:p>
          </table:table-cell>
          <table:table-cell office:value-type="float" office:value="3.272727273" calcext:value-type="float">
            <text:p>3.272727273</text:p>
          </table:table-cell>
          <table:table-cell office:value-type="float" office:value="1.9998" calcext:value-type="float">
            <text:p>1.9998</text:p>
          </table:table-cell>
          <table:table-cell office:value-type="float" office:value="2.5" calcext:value-type="float">
            <text:p>2.5</text:p>
          </table:table-cell>
          <table:table-cell office:value-type="float" office:value="2.83333333333333" calcext:value-type="float">
            <text:p>2.8333333333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lit</meta:initial-creator>
    <meta:creation-date>2017-10-05T12:11:32</meta:creation-date>
    <dc:date>2019-10-21T15:00:46.243292831</dc:date>
    <meta:generator>LibreOffice/5.1.6.2$Linux_X86_64 LibreOffice_project/10m0$Build-2</meta:generator>
    <meta:editing-duration>PT1H23M26S</meta:editing-duration>
    <meta:editing-cycles>1</meta:editing-cycles>
    <meta:document-statistic meta:table-count="3" meta:cell-count="33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